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 svg:font-family="'Times new Roman'" style:font-family-generic="roman"/>
    <style:font-face style:name="Arial" svg:font-family="Arial" style:font-family-generic="roman" style:font-pitch="variable"/>
    <style:font-face style:name="Baskerville" svg:font-family="Baskerville" style:font-family-generic="roman" style:font-pitch="variable"/>
    <style:font-face style:name="Formata-Regular" svg:font-family="Formata-Regular"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urier New" svg:font-family="'Courier New'" style:font-family-generic="system" style:font-pitch="variable"/>
    <style:font-face style:name="Formata-Regular1" svg:font-family="Formata-Regular"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cm" fo:margin-right="0.635cm" fo:text-indent="0cm" style:auto-text-indent="false"/>
    </style:style>
    <style:style style:name="P2" style:family="paragraph" style:parent-style-name="Abstract">
      <style:paragraph-properties fo:margin-left="0cm" fo:margin-right="0cm" fo:text-indent="0cm" style:auto-text-indent="false"/>
      <style:text-properties officeooo:paragraph-rsid="00137504"/>
    </style:style>
    <style:style style:name="P3" style:family="paragraph" style:parent-style-name="Text">
      <style:paragraph-properties fo:margin-left="0cm" fo:margin-right="0cm" fo:text-align="start" style:justify-single-word="false" fo:text-indent="0cm" style:auto-text-indent="false"/>
      <style:text-properties officeooo:rsid="0021d192" officeooo:paragraph-rsid="00137504"/>
    </style:style>
    <style:style style:name="P4" style:family="paragraph" style:parent-style-name="Authors">
      <style:paragraph-properties fo:margin-top="0cm" fo:margin-bottom="0.564cm" loext:contextual-spacing="false" fo:padding="0cm" fo:border="none"/>
      <style:text-properties officeooo:paragraph-rsid="00137504"/>
    </style:style>
    <style:style style:name="P5" style:family="paragraph" style:parent-style-name="Text">
      <style:text-properties style:font-name="Times new Roman" fo:font-size="10pt" officeooo:rsid="00137c9b" officeooo:paragraph-rsid="00137c9b" style:font-size-asian="10pt" style:font-size-complex="10pt"/>
    </style:style>
    <style:style style:name="P6" style:family="paragraph" style:parent-style-name="Text">
      <style:text-properties style:font-name="Times New Roman1" fo:font-size="10pt" style:font-size-asian="10pt" style:font-size-complex="10pt"/>
    </style:style>
    <style:style style:name="P7" style:family="paragraph" style:parent-style-name="Text">
      <style:text-properties officeooo:paragraph-rsid="00137c9b"/>
    </style:style>
    <style:style style:name="P8" style:family="paragraph" style:parent-style-name="Text">
      <style:text-properties fo:font-variant="normal" fo:text-transform="none" fo:color="#000000" style:font-name="Times New Roman1" fo:font-size="10pt" fo:letter-spacing="normal" fo:font-style="normal" fo:font-weight="normal" officeooo:rsid="00137c9b" officeooo:paragraph-rsid="00137c9b" style:font-size-asian="10pt" style:font-size-complex="10pt"/>
    </style:style>
    <style:style style:name="P9" style:family="paragraph" style:parent-style-name="Abstract">
      <style:text-properties fo:font-style="italic" style:font-style-asian="italic" style:font-style-complex="italic"/>
    </style:style>
    <style:style style:name="P10" style:family="paragraph" style:parent-style-name="Title">
      <style:paragraph-properties fo:padding="0cm" fo:border="none"/>
      <style:text-properties officeooo:paragraph-rsid="0018cd6d"/>
    </style:style>
    <style:style style:name="P11" style:family="paragraph" style:parent-style-name="Standard" style:list-style-name="WWNum2">
      <style:text-properties fo:font-size="10pt" officeooo:rsid="00137504" officeooo:paragraph-rsid="00137504" style:font-size-asian="10pt" style:font-size-complex="10pt"/>
    </style:style>
    <style:style style:name="P12" style:family="paragraph" style:parent-style-name="Standard" style:list-style-name="WWNum2">
      <style:text-properties officeooo:rsid="0021d192" officeooo:paragraph-rsid="00137504"/>
    </style:style>
    <style:style style:name="P13" style:family="paragraph" style:parent-style-name="Heading_20_1" style:list-style-name="WWNum2">
      <style:text-properties officeooo:rsid="00137504" officeooo:paragraph-rsid="00137504"/>
    </style:style>
    <style:style style:name="P14" style:family="paragraph" style:parent-style-name="Footnote" style:master-page-name="Converted2">
      <style:paragraph-properties fo:margin-left="0cm" fo:margin-right="0cm" fo:text-indent="0cm" style:auto-text-indent="false" style:page-number="auto"/>
      <style:text-properties officeooo:paragraph-rsid="00137504"/>
    </style:style>
    <style:style style:name="P15" style:family="paragraph" style:parent-style-name="Text" style:master-page-name="Standard">
      <style:paragraph-properties fo:margin-left="0cm" fo:margin-right="0cm" fo:text-indent="0cm" style:auto-text-indent="false" style:page-number="auto"/>
    </style:style>
    <style:style style:name="P16" style:family="paragraph" style:parent-style-name="Text" style:list-style-name="WWNum2">
      <style:paragraph-properties fo:margin-left="0cm" fo:margin-right="0cm" fo:text-indent="0cm" style:auto-text-indent="false"/>
      <style:text-properties officeooo:rsid="001b8f98" officeooo:paragraph-rsid="00137504"/>
    </style:style>
    <style:style style:name="P17" style:family="paragraph" style:parent-style-name="Text" style:list-style-name="WWNum2">
      <style:paragraph-properties fo:margin-left="0cm" fo:margin-right="0cm" fo:text-indent="0cm" style:auto-text-indent="false"/>
      <style:text-properties fo:font-size="11pt" officeooo:rsid="001b8f98" officeooo:paragraph-rsid="00137504" style:font-size-asian="11pt" style:font-size-complex="11pt"/>
    </style:style>
    <style:style style:name="P18" style:family="paragraph" style:parent-style-name="Text" style:list-style-name="WWNum2">
      <style:paragraph-properties fo:margin-left="0cm" fo:margin-right="0cm" fo:text-indent="0cm" style:auto-text-indent="false"/>
      <style:text-properties fo:font-size="10pt" officeooo:rsid="001f8860" officeooo:paragraph-rsid="00137504" style:font-size-asian="10pt" style:font-size-complex="10pt"/>
    </style:style>
    <style:style style:name="P19" style:family="paragraph" style:parent-style-name="Text" style:list-style-name="WWNum2">
      <style:paragraph-properties fo:margin-left="0cm" fo:margin-right="0cm" fo:text-indent="0cm" style:auto-text-indent="false"/>
      <style:text-properties fo:font-size="10pt" officeooo:rsid="0021bb1e" officeooo:paragraph-rsid="00137504" style:font-size-asian="10pt" style:font-size-complex="10pt"/>
    </style:style>
    <style:style style:name="P20" style:family="paragraph" style:parent-style-name="Text" style:list-style-name="WWNum2">
      <style:paragraph-properties fo:margin-left="0cm" fo:margin-right="0cm" fo:text-indent="0cm" style:auto-text-indent="false"/>
      <style:text-properties fo:font-size="10pt" officeooo:rsid="0021d192" officeooo:paragraph-rsid="00137504" style:font-size-asian="10pt" style:font-size-complex="10pt"/>
    </style:style>
    <style:style style:name="P21" style:family="paragraph" style:parent-style-name="Text" style:list-style-name="WWNum2">
      <style:paragraph-properties fo:margin-left="0cm" fo:margin-right="0cm" fo:text-indent="0cm" style:auto-text-indent="false"/>
      <style:text-properties officeooo:rsid="0021d192" officeooo:paragraph-rsid="00137504"/>
    </style:style>
    <style:style style:name="P22" style:family="paragraph" style:parent-style-name="Text" style:list-style-name="WWNum2">
      <style:paragraph-properties fo:margin-left="0cm" fo:margin-right="0cm" fo:text-indent="0cm" style:auto-text-indent="false"/>
      <style:text-properties officeooo:rsid="0021d192" officeooo:paragraph-rsid="0015812c"/>
    </style:style>
    <style:style style:name="P23" style:family="paragraph" style:parent-style-name="Text" style:list-style-name="WWNum2">
      <style:paragraph-properties fo:margin-left="0cm" fo:margin-right="0cm" fo:text-indent="0cm" style:auto-text-indent="false"/>
      <style:text-properties officeooo:rsid="0021bb1e" officeooo:paragraph-rsid="0015812c"/>
    </style:style>
    <style:style style:name="P24" style:family="paragraph" style:parent-style-name="Text" style:list-style-name="WWNum2">
      <style:text-properties officeooo:paragraph-rsid="00137504"/>
    </style:style>
    <style:style style:name="P25" style:family="paragraph" style:parent-style-name="Text" style:list-style-name="WWNum2">
      <style:text-properties style:font-name="Times new Roman" fo:font-size="10pt" officeooo:paragraph-rsid="00137504" style:font-size-asian="10pt" style:font-size-complex="10pt"/>
    </style:style>
    <style:style style:name="P26" style:family="paragraph" style:parent-style-name="Text" style:list-style-name="WWNum2">
      <style:text-properties fo:font-variant="normal" fo:text-transform="none" style:font-name="Times new Roman" fo:font-size="10pt" fo:letter-spacing="normal" fo:font-style="normal" fo:font-weight="normal" officeooo:paragraph-rsid="00137504" style:font-size-asian="10pt" style:font-size-complex="10pt"/>
    </style:style>
    <style:style style:name="P27" style:family="paragraph" style:parent-style-name="Text" style:list-style-name="WWNum2">
      <style:text-properties fo:font-size="10pt" officeooo:rsid="001e3528" officeooo:paragraph-rsid="00137504" style:font-size-asian="10pt" style:font-size-complex="10pt"/>
    </style:style>
    <style:style style:name="P28" style:family="paragraph" style:parent-style-name="Text" style:list-style-name="WWNum2">
      <style:text-properties fo:font-size="10pt" officeooo:rsid="0021bb1e" officeooo:paragraph-rsid="00137504" style:font-size-asian="10pt" style:font-size-complex="10pt"/>
    </style:style>
    <style:style style:name="P29" style:family="paragraph" style:parent-style-name="Text" style:list-style-name="WWNum2">
      <style:paragraph-properties fo:text-align="start" style:justify-single-word="false"/>
      <style:text-properties fo:font-size="10pt" fo:font-weight="normal" officeooo:rsid="00295ec1" officeooo:paragraph-rsid="00137504" style:font-size-asian="10pt" style:font-weight-asian="normal" style:font-size-complex="10pt" style:font-weight-complex="normal"/>
    </style:style>
    <style:style style:name="P30" style:family="paragraph" style:parent-style-name="Text" style:list-style-name="WWNum2">
      <style:text-properties officeooo:rsid="0021d192" officeooo:paragraph-rsid="00137504"/>
    </style:style>
    <style:style style:name="P31" style:family="paragraph" style:parent-style-name="Text" style:list-style-name="WWNum2">
      <style:paragraph-properties fo:text-align="start" style:justify-single-word="false"/>
      <style:text-properties officeooo:rsid="0021d192" officeooo:paragraph-rsid="00137504"/>
    </style:style>
    <style:style style:name="P32" style:family="paragraph" style:parent-style-name="Text" style:list-style-name="WWNum2">
      <style:text-properties officeooo:rsid="0021bb1e" officeooo:paragraph-rsid="00137c9b"/>
    </style:style>
    <style:style style:name="P33" style:family="paragraph" style:parent-style-name="Text" style:list-style-name="WWNum2">
      <style:text-properties officeooo:rsid="0021bb1e" officeooo:paragraph-rsid="00137504"/>
    </style:style>
    <style:style style:name="P34" style:family="paragraph" style:parent-style-name="Text" style:list-style-name="WWNum2">
      <style:text-properties officeooo:rsid="00137504" officeooo:paragraph-rsid="00137c9b"/>
    </style:style>
    <style:style style:name="P35" style:family="paragraph" style:parent-style-name="Text" style:list-style-name="WWNum2">
      <style:text-properties officeooo:rsid="0022d6c2" officeooo:paragraph-rsid="00137504"/>
    </style:style>
    <style:style style:name="P36" style:family="paragraph" style:parent-style-name="Text" style:list-style-name="WWNum2">
      <style:text-properties fo:font-size="11pt" officeooo:rsid="0022d6c2" officeooo:paragraph-rsid="00137504" style:font-size-asian="11pt" style:font-size-complex="11pt"/>
    </style:style>
    <style:style style:name="P37" style:family="paragraph" style:parent-style-name="Text" style:list-style-name="WWNum2">
      <style:text-properties officeooo:rsid="00295ec1" officeooo:paragraph-rsid="00137504"/>
    </style:style>
    <style:style style:name="P38" style:family="paragraph" style:parent-style-name="Text" style:list-style-name="WWNum2">
      <style:text-properties style:font-name="Times New Roman1" fo:font-size="10pt" officeooo:paragraph-rsid="00137504" style:font-size-asian="10pt" style:font-size-complex="10pt"/>
    </style:style>
    <style:style style:name="P39"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fo:font-size="10pt" style:font-size-asian="10pt" style:font-size-complex="10pt"/>
    </style:style>
    <style:style style:name="T3" style:family="text">
      <style:text-properties fo:font-size="10pt" officeooo:rsid="001def43" style:font-size-asian="10pt" style:font-size-complex="10pt"/>
    </style:style>
    <style:style style:name="T4" style:family="text">
      <style:text-properties fo:font-size="10pt" officeooo:rsid="001e3528" style:font-size-asian="10pt" style:font-size-complex="10pt"/>
    </style:style>
    <style:style style:name="T5" style:family="text">
      <style:text-properties fo:font-size="10pt" officeooo:rsid="00137c9b" style:font-size-asian="10pt"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tyle="italic" style:font-style-asian="italic" style:font-style-complex="italic"/>
    </style:style>
    <style:style style:name="T8" style:family="text">
      <style:text-properties fo:font-style="italic" officeooo:rsid="0029c989"/>
    </style:style>
    <style:style style:name="T9" style:family="text">
      <style:text-properties fo:font-style="italic" fo:background-color="transparent" loext:char-shading-value="0"/>
    </style:style>
    <style:style style:name="T10" style:family="text">
      <style:text-properties fo:font-style="normal" style:font-style-asian="normal" style:font-style-complex="normal"/>
    </style:style>
    <style:style style:name="T11" style:family="text">
      <style:text-properties fo:font-style="normal" officeooo:rsid="0029c989" style:font-style-asian="normal" style:font-style-complex="normal"/>
    </style:style>
    <style:style style:name="T12" style:family="text">
      <style:text-properties fo:font-size="12pt" style:font-size-asian="12pt" style:font-size-complex="12pt"/>
    </style:style>
    <style:style style:name="T13" style:family="text">
      <style:text-properties fo:font-size="12pt" officeooo:rsid="001b8f98" style:font-size-asian="12pt" style:font-size-complex="12pt"/>
    </style:style>
    <style:style style:name="T14" style:family="text">
      <style:text-properties fo:font-size="12pt" fo:font-weight="bold" officeooo:rsid="001b8f98" style:font-size-asian="12pt" style:font-weight-asian="bold" style:font-size-complex="12pt" style:font-weight-complex="bold"/>
    </style:style>
    <style:style style:name="T15" style:family="text">
      <style:text-properties fo:font-weight="bold" officeooo:rsid="0022d6c2" style:font-weight-asian="bold" style:font-weight-complex="bold"/>
    </style:style>
    <style:style style:name="T16" style:family="text">
      <style:text-properties fo:font-size="11pt" style:font-size-asian="11pt" style:font-size-complex="11pt"/>
    </style:style>
    <style:style style:name="T17" style:family="text">
      <style:text-properties fo:font-size="11pt" officeooo:rsid="001b8f98" style:font-size-asian="11pt" style:font-size-complex="11pt"/>
    </style:style>
    <style:style style:name="T18" style:family="text">
      <style:text-properties fo:font-size="11pt" officeooo:rsid="0022d6c2" style:font-size-asian="11pt" style:font-size-complex="11pt"/>
    </style:style>
    <style:style style:name="T19" style:family="text">
      <style:text-properties officeooo:rsid="001b8f98"/>
    </style:style>
    <style:style style:name="T20" style:family="text">
      <style:text-properties fo:font-variant="normal" fo:text-transform="none" fo:letter-spacing="normal" fo:font-style="normal" fo:font-weight="normal"/>
    </style:style>
    <style:style style:name="T21" style:family="text">
      <style:text-properties fo:font-variant="normal" fo:text-transform="none" fo:color="#000000" style:font-name="Times New Roman1" fo:font-size="10pt" fo:letter-spacing="normal" fo:font-style="normal" fo:font-weight="normal" officeooo:rsid="00137504" fo:background-color="transparent" loext:char-shading-value="0" style:font-size-asian="10pt" style:font-weight-asian="normal" style:font-size-complex="10pt" style:font-weight-complex="normal"/>
    </style:style>
    <style:style style:name="T22" style:family="text">
      <style:text-properties fo:font-variant="normal" fo:text-transform="none" fo:color="#000000" style:font-name="Times New Roman1" fo:font-size="10pt" fo:letter-spacing="normal" fo:font-style="normal" fo:font-weight="normal" officeooo:rsid="002a77f9" fo:background-color="transparent" loext:char-shading-value="0" style:font-size-asian="10pt" style:font-weight-asian="normal" style:font-size-complex="10pt" style:font-weight-complex="normal"/>
    </style:style>
    <style:style style:name="T23" style:family="text">
      <style:text-properties fo:font-variant="normal" fo:text-transform="none" fo:color="#000000" style:font-name="Times New Roman1" fo:font-size="10pt" fo:letter-spacing="normal" fo:font-style="normal" fo:font-weight="normal" style:font-size-asian="10pt" style:font-size-complex="10pt"/>
    </style:style>
    <style:style style:name="T24" style:family="text">
      <style:text-properties fo:font-variant="normal" fo:text-transform="none" fo:color="#000000" style:font-name="Times New Roman1" fo:font-size="10pt" fo:letter-spacing="normal" fo:font-style="normal" fo:font-weight="normal" officeooo:rsid="00137c9b" style:font-size-asian="10pt" style:font-size-complex="10pt"/>
    </style:style>
    <style:style style:name="T25" style:family="text">
      <style:text-properties fo:font-variant="normal" fo:text-transform="none" fo:color="#000000" style:font-name="Times New Roman1" fo:font-size="10pt" fo:letter-spacing="normal" fo:font-style="normal" fo:font-weight="normal" fo:background-color="#fffafa" loext:char-shading-value="0" style:font-size-asian="10pt" style:font-size-complex="10pt"/>
    </style:style>
    <style:style style:name="T26" style:family="text">
      <style:text-properties fo:font-variant="normal" fo:text-transform="none" fo:color="#000000" style:font-name="Times New Roman1" fo:font-size="10pt" fo:letter-spacing="normal" fo:font-style="normal" fo:font-weight="normal" officeooo:rsid="00137c9b" fo:background-color="#fffafa" loext:char-shading-value="0" style:font-size-asian="10pt" style:font-size-complex="10pt"/>
    </style:style>
    <style:style style:name="T27" style:family="text">
      <style:text-properties fo:font-variant="normal" fo:text-transform="none" fo:color="#000000" style:font-name="Times New Roman1" fo:font-size="10pt" fo:letter-spacing="normal" fo:font-style="italic" fo:font-weight="normal" fo:background-color="#fffafa" loext:char-shading-value="0" style:font-size-asian="10pt" style:font-size-complex="10pt"/>
    </style:style>
    <style:style style:name="T28" style:family="text">
      <style:text-properties fo:font-variant="normal" fo:text-transform="none" fo:color="#000000" style:font-name="Times New Roman1" fo:letter-spacing="normal" fo:font-style="normal" fo:font-weight="normal"/>
    </style:style>
    <style:style style:name="T29" style:family="text">
      <style:text-properties fo:font-variant="normal" fo:text-transform="none" fo:color="#000000" fo:letter-spacing="normal" fo:font-style="normal" fo:font-weight="normal"/>
    </style:style>
    <style:style style:name="T30" style:family="text">
      <style:text-properties fo:font-variant="normal" fo:text-transform="none" fo:color="#000000" fo:letter-spacing="normal" fo:font-style="normal" fo:font-weight="normal" fo:background-color="#fffafa" loext:char-shading-value="0"/>
    </style:style>
    <style:style style:name="T31" style:family="text">
      <style:text-properties fo:font-variant="normal" fo:text-transform="none" fo:color="#000000" fo:letter-spacing="normal" fo:font-style="normal" fo:font-weight="normal" officeooo:rsid="00137c9b" fo:background-color="#fffafa" loext:char-shading-value="0"/>
    </style:style>
    <style:style style:name="T32" style:family="text">
      <style:text-properties fo:font-variant="normal" fo:text-transform="none" fo:color="#000000" fo:letter-spacing="normal" fo:font-style="normal" fo:font-weight="normal" officeooo:rsid="00137c9b"/>
    </style:style>
    <style:style style:name="T33" style:family="text">
      <style:text-properties fo:font-variant="normal" fo:text-transform="none" fo:color="#000000" fo:letter-spacing="normal" fo:font-style="normal" fo:font-weight="normal" fo:background-color="transparent" loext:char-shading-value="0"/>
    </style:style>
    <style:style style:name="T34" style:family="text">
      <style:text-properties fo:font-variant="normal" fo:text-transform="none" fo:color="#000000" fo:letter-spacing="normal" fo:font-style="normal" fo:font-weight="normal" officeooo:rsid="0015812c" fo:background-color="transparent" loext:char-shading-value="0"/>
    </style:style>
    <style:style style:name="T35" style:family="text">
      <style:text-properties fo:font-variant="normal" fo:text-transform="none" fo:color="#000000" fo:letter-spacing="normal" fo:font-style="normal" fo:font-weight="normal" officeooo:rsid="0015812c"/>
    </style:style>
    <style:style style:name="T36" style:family="text">
      <style:text-properties fo:font-variant="normal" fo:text-transform="none" fo:color="#000000" fo:letter-spacing="normal" fo:font-style="italic" fo:font-weight="normal"/>
    </style:style>
    <style:style style:name="T37" style:family="text">
      <style:text-properties fo:font-variant="normal" fo:text-transform="none" fo:color="#000000" fo:letter-spacing="normal" fo:font-style="italic" fo:font-weight="normal" fo:background-color="#fffafa" loext:char-shading-value="0"/>
    </style:style>
    <style:style style:name="T38" style:family="text">
      <style:text-properties fo:font-variant="normal" fo:text-transform="none" fo:color="#000000" fo:letter-spacing="normal" fo:font-style="italic" fo:font-weight="normal" officeooo:rsid="00137c9b" fo:background-color="#fffafa" loext:char-shading-value="0"/>
    </style:style>
    <style:style style:name="T39" style:family="text">
      <style:text-properties fo:font-variant="normal" fo:text-transform="none" fo:color="#000000" fo:letter-spacing="normal" fo:font-style="italic" fo:font-weight="normal" fo:background-color="transparent" loext:char-shading-value="0"/>
    </style:style>
    <style:style style:name="T40" style:family="text">
      <style:text-properties officeooo:rsid="001f8860"/>
    </style:style>
    <style:style style:name="T41" style:family="text">
      <style:text-properties officeooo:rsid="0021d192"/>
    </style:style>
    <style:style style:name="T42" style:family="text">
      <style:text-properties style:font-name="Times New Roman1" fo:font-size="10pt" fo:font-weight="normal" officeooo:rsid="0029c989" fo:background-color="transparent" loext:char-shading-value="0" style:font-size-asian="10pt" style:font-weight-asian="normal" style:font-size-complex="10pt" style:font-weight-complex="normal"/>
    </style:style>
    <style:style style:name="T43" style:family="text">
      <style:text-properties style:font-name="Times New Roman1" fo:font-size="10pt" fo:font-weight="normal" officeooo:rsid="00137504" fo:background-color="transparent" loext:char-shading-value="0" style:font-size-asian="10pt" style:font-weight-asian="normal" style:font-size-complex="10pt" style:font-weight-complex="normal"/>
    </style:style>
    <style:style style:name="T44" style:family="text">
      <style:text-properties style:font-name="Times New Roman1" fo:font-size="10.5pt" fo:font-weight="normal" officeooo:rsid="00137504" fo:background-color="transparent" loext:char-shading-value="0" style:font-size-asian="10.5pt" style:font-weight-asian="normal" style:font-size-complex="10.5pt" style:font-weight-complex="normal"/>
    </style:style>
    <style:style style:name="T45" style:family="text">
      <style:text-properties officeooo:rsid="0022d6c2"/>
    </style:style>
    <style:style style:name="T46" style:family="text">
      <style:text-properties officeooo:rsid="0029c989"/>
    </style:style>
    <style:style style:name="T47" style:family="text">
      <style:text-properties fo:background-color="transparent" loext:char-shading-value="0"/>
    </style:style>
    <style:style style:name="T48" style:family="text">
      <style:text-properties officeooo:rsid="0029c989" fo:background-color="transparent" loext:char-shading-value="0"/>
    </style:style>
    <style:style style:name="T49" style:family="text">
      <style:text-properties officeooo:rsid="002b5a3f" fo:background-color="transparent" loext:char-shading-value="0"/>
    </style:style>
    <style:style style:name="T50" style:family="text">
      <style:text-properties officeooo:rsid="0015812c" fo:background-color="transparent" loext:char-shading-value="0"/>
    </style:style>
    <style:style style:name="T51" style:family="text">
      <style:text-properties fo:color="#000000" fo:letter-spacing="normal" fo:font-style="italic" fo:font-weight="normal"/>
    </style:style>
    <style:style style:name="T52" style:family="text">
      <style:text-properties fo:color="#000000" fo:letter-spacing="normal" fo:font-weight="normal"/>
    </style:style>
    <style:style style:name="T53" style:family="text">
      <style:text-properties officeooo:rsid="0015812c"/>
    </style:style>
    <style:style style:name="fr1"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0cm" fo:border="none"/>
    </style:style>
    <style:style style:name="Sect1" style:family="section">
      <style:section-properties style:editable="false">
        <style:columns fo:column-count="2" fo:column-gap="0.508cm">
          <style:column style:rel-width="32767*" fo:start-indent="0cm" fo:end-indent="0.254cm"/>
          <style:column style:rel-width="32768*" fo:start-indent="0.254cm" fo:end-indent="0cm"/>
        </style:columns>
      </style:section-properties>
    </style:style>
    <style:style style:name="gr1"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5"><draw:frame draw:style-name="fr1" draw:name="Frame11" text:anchor-type="paragraph" svg:x="0.933cm" svg:y="-1.602cm" svg:width="16.51cm" svg:height="2.394cm" draw:z-index="1"><draw:text-box><text:p text:style-name="P10">Splay tree</text:p><text:p text:style-name="P10"><text:s text:c="4"/>Implementation and Analysis <text:s/></text:p><text:p text:style-name="P4"><text:span text:style-name="MemberType"><text:span text:style-name="T10">Ishar Menon </text:span></text:span><text:span text:style-name="MemberType"><text:s/></text:span><text:span text:style-name="MemberType"><text:span text:style-name="T10">PES1201700202</text:span></text:span></text:p></draw:text-box></draw:frame><text:bookmark text:name="_GoBack"/><text:span text:style-name="Footnote_20_anchor"><text:note text:id="ftn1" text:note-class="footnote"><text:note-citation text:label=""></text:note-citation><text:note-body><text:p text:style-name="P14"><text:span text:style-name="Footnote_20_Symbol"/></text:p></text:note-body></text:note></text:span></text:p>
        <text:p text:style-name="P9"/>
        <text:p text:style-name="P2"><text:span text:style-name="T7">Abstract</text:span>—Splay tress have become increasingly popular in binary search tree applications which rely on locality of reference. It’s self balancing nature ensures that the cost of insertion,deletion and search can be amortized to O(log(n)) in the worst case. This paper provides an implementation of splay tree following the above mentioned properties. <text:s text:c="3"/></text:p>
        <text:p text:style-name="Standard"/>
        <text:p text:style-name="IndexTerms"><text:span text:style-name="T7">Keywords </text:span>— Data structures,Tree data structures<text:bookmark text:name="PointTmp"/></text:p>
        <text:list xml:id="list3476213129" text:style-name="WWNum2">
          <text:list-header>
            <text:h text:style-name="P13" text:outline-level="1"><text:span text:style-name="T12">I <text:s/></text:span><text:span text:style-name="T13">SPLAY TREE</text:span></text:h>
            <text:p text:style-name="P24"><text:span text:style-name="T14">A</text:span><text:span text:style-name="T13">. </text:span><text:span text:style-name="T17">Introduction :</text:span></text:p>
            <text:p text:style-name="P25"><text:span text:style-name="T19">A splay tree is a self balancing binary search tree with the property of locality of reference i.e recently accessed elements are quick to access again. It does this by bringing the last accessed node to the root, while maintaining the structure of the tree. It finds in uses in applications in which only a part of the tree is accessed. </text:span><text:span text:style-name="T20">Splay trees are used in Windows NT (in the virtual memory, networking, and file system code), the gcc compiler and GNU C++ library, the sed string editor, Fore Systems network routers.</text:span></text:p>
            <text:p text:style-name="P26"/>
            <text:p text:style-name="P16"><text:span text:style-name="T6">B</text:span><text:span text:style-name="T2">. </text:span><text:span text:style-name="T16">Implementation :</text:span></text:p>
            <text:p text:style-name="P17"/>
            <text:p text:style-name="P16"><text:span text:style-name="T16"><text:tab/></text:span><text:span text:style-name="T2">This implementation has been done in C++. There are s</text:span><text:span text:style-name="T3">even</text:span><text:span text:style-name="T2"> functions to interact with the </text:span><text:span text:style-name="T4">splay tree, </text:span><text:span text:style-name="T5">the main functions are</text:span><text:span text:style-name="T4">:</text:span></text:p>
            <text:p text:style-name="P27">(I) find : Takes a element as a parameter , if the element is present in the tree, it splays that element to root of the tree and returns 1. If the element is not present it splays the last seen node to the root of the tree and <text:s/><text:span text:style-name="T40">returns 0.</text:span></text:p>
            <text:p text:style-name="P18">(III) insert : It insert a node into the splay tree , if it doesn’t exist and then splays the inserted node to the root.</text:p>
            <text:p text:style-name="P18">(IV) remove : It removes an element from the splay tree. If the element exists it removes it and splays the parent of the removed element to the root, if element to be deleted is the root then no splay is done . If the element to be deleted doesn’t exist then the last seen node is splayed to the root</text:p>
            <text:p text:style-name="P19">Splay functionality : </text:p>
            <text:p text:style-name="P28">The spay functionality is done by the getBalancedTree function , which is a private function and not visible to the user , it searches for the node which the particular value and recursively splays that node using rotations which is done by 2 more private functions <text:s/>leftRotate and rightRoate. While splaying there can be <text:span text:style-name="T41">three</text:span> cases that occur:</text:p>
            <text:p text:style-name="P20">1.Node is root : we don’t do anything and return.</text:p>
            <text:p text:style-name="P11">2. Node is child of root : We do a right rotation if the node is the left child of the root and a left rotation if node is the right child of the root.</text:p>
            <text:p text:style-name="P12">3. Node <text:s/>has both parent and grand parent:</text:p>
            <text:p text:style-name="P30">(I) Node is left child of parent and parent is left child of grand</text:p>
            <text:p text:style-name="P21">parent (Zig-Zig) or node is right child of parent and parent is</text:p>
            <text:p text:style-name="P30">right child of grand parent(Zag-Zag):</text:p>
            <text:list>
              <text:list-item>
                <text:list>
                  <text:list-item>
                    <text:list>
                      <text:list-header>
                        <text:p text:style-name="P23"><text:span text:style-name="T41"><text:s text:c="2"/><text:tab/><text:tab/>perform <text:s/>two right rotations for Zig-Zig </text:span><text:tab/><text:span text:style-name="T41">case and two left </text:span></text:p>
                        <text:p text:style-name="P22">rotations for <text:s/>Zag-Zag case.</text:p>
                      </text:list-header>
                    </text:list>
                  </text:list-item>
                </text:list>
              </text:list-item>
            </text:list>
            <text:p text:style-name="P32"/>
            <text:p text:style-name="P32"/>
            <text:p text:style-name="P34">(II) Node is right child of parent and parent is left child of grandparent(Zig-Zag) or node is left child of parent and parent <text:s/>is right child of <text:s/>grandparent(Zag-Zig)</text:p>
            <text:list>
              <text:list-item>
                <text:list>
                  <text:list-header>
                    <text:p text:style-name="P35"><text:s text:c="11"/>perform left followed a right rotation for Zig-Zag case </text:p>
                  </text:list-header>
                </text:list>
              </text:list-item>
            </text:list>
            <text:p text:style-name="P35">and perform right followed a left rotation for Zag-Zig.</text:p>
            <text:p text:style-name="P33"/>
            <text:p text:style-name="P33"><text:span text:style-name="T15">C</text:span><text:span text:style-name="T45"> </text:span><text:span text:style-name="T18">. Amortized analysis : </text:span></text:p>
            <text:p text:style-name="P36"/>
            <text:list text:continue-numbering="true">
              <text:list-header>
                <text:p text:style-name="P29"><text:s/>If we consider the Accounting method :</text:p>
              </text:list-header>
            </text:list>
          </text:list-header>
          <text:list-item>
            <text:p text:style-name="P37">Each time a node is created we charge a constant amount extra which becomes the credit of the node. These credits will later be used to pay for restructuring operations done on the tree. Let S(x) be the sub-tree rooted at x, and |S(x)| be the number of nodes in S(x), then :</text:p>
            <text:p text:style-name="P37"><text:s text:c="7"/>Let U(x) = floor(log(|S(x)| ))</text:p>
            <text:p text:style-name="P37">We maintain the credit invariant that node x always has at least U(x)<text:tab/> credits on deposit.</text:p>
            <text:p text:style-name="P38">The extra amount needed to be charged from the <text:span text:style-name="T11">add</text:span><text:span text:style-name="T8"> </text:span>operation and then deposited <text:span text:style-name="T46">as credit to a node </text:span>is at most <text:span text:style-name="T46">U</text:span><text:span text:style-name="T47">(</text:span><text:span text:style-name="T9">r</text:span><text:span text:style-name="T47">) = </text:span>log(floor(n)), where <text:span text:style-name="T9">r </text:span>is the root node of the tree, and n is the total number of elements in that tree. This overcharge does not increase the complexity of add more than O(log n). However, we know that some individual operations may take more than O(log n) time.</text:p>
            <text:p text:style-name="P38">If we could withdraw some credits from our savings to reduce the cost of each splay operation to O(log n) time, it would <text:span text:style-name="T46">immediately </text:span>follow that the total amortized time required for a sequence of M operations is O(M log n). <text:span text:style-name="T46">we</text:span> can prove that we need to spend no more than 3<text:span text:style-name="T47">(</text:span><text:span text:style-name="T48">U</text:span><text:span text:style-name="T47">(</text:span><text:span text:style-name="T9">r</text:span><text:span text:style-name="T47">) -</text:span><text:span text:style-name="T48">U</text:span><text:span text:style-name="T47">(</text:span><text:span text:style-name="T9">x</text:span><text:span text:style-name="T47">)) + 1 credits, where </text:span><text:span text:style-name="T9">r </text:span><text:span text:style-name="T47">is the root of the tree. Let us demonstrate this </text:span><text:span text:style-name="T49">for a double rotation : </text:span></text:p>
            <text:list>
              <text:list-header>
                <text:p text:style-name="P31"><text:span text:style-name="T42"><text:s/></text:span><text:span text:style-name="T44">Zig-Zig Rotation :</text:span></text:p>
              </text:list-header>
            </text:list>
          </text:list-item>
        </text:list>
        <text:p text:style-name="P3"><text:span text:style-name="T43"><text:tab/></text:span><text:span text:style-name="T21">Let </text:span><text:span text:style-name="T22">U </text:span><text:span text:style-name="T21">and </text:span><text:span text:style-name="T22">U</text:span><text:span text:style-name="T21">' be the values of </text:span><text:span text:style-name="T22">U </text:span><text:span text:style-name="T21">before and after the splay operation, respectively.</text:span></text:p>
        <text:p text:style-name="P6"><text:span text:style-name="T29">Only nodes </text:span><text:span text:style-name="T37">x</text:span><text:span text:style-name="T38">(child)</text:span><text:span text:style-name="T29">,</text:span><text:span text:style-name="T37">y</text:span><text:span text:style-name="T38">(parent)</text:span><text:span text:style-name="T29">, and </text:span><text:span text:style-name="T37">z</text:span><text:span text:style-name="T38">(grand parent) </text:span><text:span text:style-name="T29">change in size. Thus, the cost to maintain the invariant is:</text:span></text:p>
        <text:p text:style-name="P6"><text:span text:style-name="T31"><text:tab/><text:tab/>U</text:span><text:span text:style-name="T29">'(x) +</text:span><text:span text:style-name="T31">U</text:span><text:span text:style-name="T29">'(</text:span><text:span text:style-name="T36">y</text:span><text:span text:style-name="T29">) +</text:span><text:span text:style-name="T32">U</text:span><text:span text:style-name="T30">'</text:span><text:span text:style-name="T29">(</text:span><text:span text:style-name="T36">z</text:span><text:span text:style-name="T29">) −</text:span><text:span text:style-name="T31">U</text:span><text:span text:style-name="T29">(</text:span><text:span text:style-name="T36">x</text:span><text:span text:style-name="T29">) −</text:span><text:span text:style-name="T31">U</text:span><text:span text:style-name="T29">(</text:span><text:span text:style-name="T36">y</text:span><text:span text:style-name="T29">) − </text:span><text:span text:style-name="T31">U</text:span><text:span text:style-name="T29">(</text:span><text:span text:style-name="T36">z</text:span><text:span text:style-name="T29">)</text:span></text:p>
        <text:p text:style-name="P8">and U’(x) = U(z) hence this is equal to</text:p>
        <text:p text:style-name="P8"><text:tab/>= U’(y) - U’(z) – U(x) – U(y)</text:p>
        <text:p text:style-name="P8"><text:tab/>= (U’(y) -U(x) ) - (U’(z) – U(y))</text:p>
        <text:p text:style-name="P5"><text:span text:style-name="T28">U’(x) </text:span><text:span text:style-name="T29">is greater than </text:span><text:span text:style-name="T28">U’(z)</text:span><text:span text:style-name="T29"> and </text:span><text:span text:style-name="T28">U’(y)</text:span><text:span text:style-name="T29">, and </text:span><text:span text:style-name="T28">U(x)</text:span><text:span text:style-name="T29"> is less than </text:span><text:span text:style-name="T28">U(y)</text:span><text:span text:style-name="T29">, so this is at most</text:span></text:p>
        <text:p text:style-name="P7"><text:span text:style-name="T24"><text:tab/><text:tab/>=</text:span><text:span text:style-name="T25">(</text:span><text:span text:style-name="T26">U</text:span><text:span text:style-name="T25">'</text:span><text:span text:style-name="T23">(</text:span><text:span text:style-name="T27">x</text:span><text:span text:style-name="T23">) − </text:span><text:span text:style-name="T26">U</text:span><text:span text:style-name="T23">(</text:span><text:span text:style-name="T27">x</text:span><text:span text:style-name="T23">)) <text:s text:c="2"/>+ (</text:span><text:span text:style-name="T24">U</text:span><text:span text:style-name="T25">'</text:span><text:span text:style-name="T23">(</text:span><text:span text:style-name="T25">x</text:span><text:span text:style-name="T23">) - </text:span><text:span text:style-name="T26">U</text:span><text:span text:style-name="T23">(</text:span><text:span text:style-name="T27">x</text:span><text:span text:style-name="T23">))</text:span></text:p>
        <text:p text:style-name="P7"><text:span text:style-name="T23"><text:tab/><text:tab/>=2(</text:span><text:span text:style-name="T26">U</text:span><text:span text:style-name="T23">'(x) -</text:span><text:span text:style-name="T26">U</text:span><text:span text:style-name="T23">(x))</text:span></text:p>
        <text:p text:style-name="Text">We can afford to pay for this operation and still have <text:span text:style-name="T53">U</text:span><text:span text:style-name="T47">'</text:span>(<text:span text:style-name="T9">x</text:span>)−<text:span text:style-name="T50">U</text:span>(<text:span text:style-name="T9">x</text:span>) + 1 credits left over to pay for the constant number of low-level operations needed to perform these two rotations. <text:span text:style-name="T53">A similar proof can be done for the other type of rotations</text:span></text:p>
        <text:p text:style-name="P6"><text:span text:style-name="T29">We have shown that, if we use our saved credits, at most </text:span><text:span text:style-name="T33">3(</text:span><text:span text:style-name="T34">U</text:span><text:span text:style-name="T33">'(</text:span><text:span text:style-name="T39">x</text:span><text:span text:style-name="T33">)−</text:span><text:span text:style-name="T34">U</text:span><text:span text:style-name="T33">(</text:span><text:span text:style-name="T39">x</text:span><text:span text:style-name="T33">))+1 </text:span><text:span text:style-name="T29">is needed for each splay operation. Since </text:span><text:span text:style-name="T34">U</text:span><text:span text:style-name="T29">(</text:span><text:span text:style-name="T51">x</text:span><text:span text:style-name="T29">) is at most </text:span><text:span text:style-name="T35">f</text:span><text:span text:style-name="T52">loor(</text:span><text:span text:style-name="T29">log n</text:span><text:span text:style-name="T52">)</text:span><text:span text:style-name="T29">, a constant number of splay operations can be performed in O(log n).It follows that the total time required for a sequence of M such operations is O(M log 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Times new Roman" svg:font-family="'Times new Roman'" style:font-family-generic="roman"/>
    <style:font-face style:name="Arial" svg:font-family="Arial" style:font-family-generic="roman" style:font-pitch="variable"/>
    <style:font-face style:name="Baskerville" svg:font-family="Baskerville" style:font-family-generic="roman" style:font-pitch="variable"/>
    <style:font-face style:name="Formata-Regular" svg:font-family="Formata-Regular"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urier New" svg:font-family="'Courier New'" style:font-family-generic="system" style:font-pitch="variable"/>
    <style:font-face style:name="Formata-Regular1" svg:font-family="Formata-Regular"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US" style:letter-kerning="false"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8pt" style:font-size-asian="8pt" style:font-size-complex="8pt"/>
    </style:style>
    <style:style style:name="Abstract" style:family="paragraph" style:parent-style-name="Standard" style:next-style-name="Standard" style:default-outline-level="">
      <style:paragraph-properties fo:margin-left="0cm" fo:margin-right="0cm" fo:margin-top="0.035cm" fo:margin-bottom="0cm" loext: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default-outline-level="">
      <style:paragraph-properties fo:margin-top="0cm" fo:margin-bottom="0.564cm" loext:contextual-spacing="false" fo:text-align="center" style:justify-single-word="false"/>
      <style:text-properties fo:font-size="11pt" style:font-size-asian="11pt" style:font-size-complex="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font-size-complex="24pt"/>
    </style:style>
    <style:style style:name="Footnote" style:family="paragraph" style:parent-style-name="Standard" style:default-outline-level=""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default-outline-level="">
      <style:paragraph-properties fo:text-align="justify" style:justify-single-word="false"/>
      <style:text-properties fo:font-size="8pt" style:font-size-asian="8pt" style:font-size-complex="8pt"/>
    </style:style>
    <style:style style:name="IndexTerms" style:family="paragraph" style:parent-style-name="Standard" style:next-style-name="Standard" style:default-outline-level="">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default-outline-level="">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default-outline-level="" style:class="text">
      <style:paragraph-properties fo:margin-left="1.111cm" fo:margin-right="0cm" fo:text-indent="-1.111cm" style:auto-text-indent="false"/>
      <style:text-properties style:font-size-complex="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Pa0" style:family="paragraph" style:parent-style-name="Standard" style:next-style-name="Standard" style:default-outline-level="">
      <style:paragraph-properties style:line-height-at-least="0.425cm" fo:orphans="0" fo:widows="0"/>
      <style:text-properties style:font-name="Baskerville" fo:font-family="Baskerville"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agraph_20_Style_20_1" style:display-name="Paragraph Style 1" style:family="paragraph" style:parent-style-name="Standard" style:default-outline-level="">
      <style:paragraph-properties fo:margin-top="0.176cm" fo:margin-bottom="0cm" loext:contextual-spacing="false" style:line-height-at-least="0.494cm" fo:orphans="0" fo:widows="0" style:vertical-align="middle">
        <style:tab-stops>
          <style:tab-stop style:position="0.847cm"/>
        </style:tab-stops>
      </style:paragraph-properties>
      <style:text-properties fo:color="#000000" style:font-name="Formata-Regular" fo:font-family="Formata-Regular" style:font-family-generic="roman" style:font-pitch="variable" fo:font-size="11pt" style:font-name-asian="MS Mincho" style:font-family-asian="'MS Mincho'" style:font-family-generic-asian="system" style:font-pitch-asian="variable" style:font-size-asian="11pt" style:language-asian="ja" style:country-asian="JP" style:font-name-complex="Formata-Regular1" style:font-family-complex="Formata-Regular" style:font-family-generic-complex="system" style:font-pitch-complex="variable" style:font-size-complex="11pt"/>
    </style:style>
    <style:style style:name="Style1" style:family="paragraph" style:parent-style-name="Reference_20_Head" style:default-outline-level=""/>
    <style:style style:name="Colorful_20_Shading_20_-_20_Accent_20_11" style:display-name="Colorful Shading - Accent 11"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US" style:letter-kerning="false"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Text_20_L-MAG" style:display-name="Text L-MAG" style:family="paragraph" style:parent-style-name="Standard" style:default-outline-level="">
      <style:paragraph-properties fo:margin-left="0cm" fo:margin-right="0cm" fo:line-height="115%" fo:text-align="justify" style:justify-single-word="false" fo:orphans="0" fo:widows="0" fo:text-indent="0.635cm" style:auto-text-indent="false">
        <style:tab-stops>
          <style:tab-stop style:position="0.635cm"/>
        </style:tab-stops>
      </style:paragraph-properties>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Colorful_20_List_20_-_20_Accent_20_11" style:display-name="Colorful List - Accent 11"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2" style:font-family-complex="'Times New Roman'" style:font-family-generic-complex="system" style:font-pitch-complex="variable" style:font-size-complex="11pt" style:font-style-complex="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A5" style:family="text">
      <style:text-properties fo:color="#00529f" fo:font-size="10pt" style:font-size-asian="10pt" style:font-size-complex="10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edium_20_Grid_20_11" style:display-name="Medium Grid 11" style:family="text">
      <style:text-properties fo:color="#808080"/>
    </style:style>
    <style:style style:name="Body_20_Text1" style:display-name="Body Text1" style:family="tex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body_20_type" style:display-name="body type" style:family="text">
      <style:text-properties fo:color="#000000" style:font-name="Formata-Regular" fo:font-family="Formata-Regular" style:font-family-generic="roman" style:font-pitch="variable" fo:font-size="11pt" style:font-size-asian="11pt" style:font-name-complex="Formata-Regular1" style:font-family-complex="Formata-Regular" style:font-family-generic-complex="system" style:font-pitch-complex="variable" style:font-size-complex="11pt"/>
    </style:style>
    <style:style style:name="Heading_20_1_20_Char" style:display-name="Heading 1 Char" style:family="text">
      <style:text-properties fo:font-variant="small-caps" style:letter-kerning="true"/>
    </style:style>
    <style:style style:name="Reference_20_Head_20_Char" style:display-name="Reference Head Char" style:family="text">
      <style:text-properties fo:font-variant="small-caps" style:letter-kerning="true"/>
    </style:style>
    <style:style style:name="Style1_20_Char" style:display-name="Style1 Char" style:family="text">
      <style:text-properties fo:font-variant="small-caps" style:letter-kerning="true"/>
    </style:style>
    <style:style style:name="Body_20_Text2" style:display-name="Body Text2" style:family="tex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Heading_20_2_20_Char" style:display-name="Heading 2 Char" style:family="text">
      <style:text-properties fo:font-style="italic" style:font-style-asian="italic" style:font-style-complex="italic"/>
    </style:style>
    <style:style style:name="Text_20_L-MAG_20_Char" style:display-name="Text L-MAG Char" style:family="text">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Footer_20_Char" style:display-name="Footer Char" style:family="text" style:parent-style-name="Default_20_Paragraph_20_Font"/>
    <style:style style:name="Footnote_20_Text_20_Char" style:display-name="Footnote Text Char" style:family="text">
      <style:text-properties fo:font-size="8pt" style:font-size-asian="8pt" style:font-size-complex="8pt"/>
    </style:style>
    <style:style style:name="Body_20_Text_20_Indent_20_Char" style:display-name="Body Text Indent Char" style:family="text">
      <style:text-properties style:font-size-complex="12pt"/>
    </style:style>
    <style:style style:name="m_5f_5113501246024331607m_5f_-6864882937387638336gmail-il" style:display-name="m_5113501246024331607m_-6864882937387638336gmail-il" style:family="text" style:parent-style-name="Default_20_Paragraph_20_Font"/>
    <style:style style:name="apple-converted-space" style:family="text" style:parent-style-name="Default_20_Paragraph_20_Font"/>
    <style:style style:name="ListLabel_20_1" style:display-name="ListLabel 1" style:family="text">
      <style:text-properties fo:font-size="10pt" fo:font-weight="bold" style:font-size-asian="10pt" style:font-weight-asian="bold"/>
    </style:style>
    <style:style style:name="ListLabel_20_2" style:display-name="ListLabel 2" style:family="text">
      <style:text-properties fo:font-size="10pt" fo:font-style="italic" style:font-size-asian="10pt" style:font-style-asian="italic"/>
    </style:style>
    <style:style style:name="ListLabel_20_3" style:display-name="ListLabel 3" style:family="text">
      <style:text-properties fo:font-style="normal" style:font-style-asian="normal"/>
    </style:style>
    <style:style style:name="ListLabel_20_4" style:display-name="ListLabel 4"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6" style:display-name="ListLabel 6" style:family="text">
      <style:text-properties fo:font-style="italic" style:font-style-asian="italic"/>
    </style:style>
    <style:style style:name="ListLabel_20_7" style:display-name="ListLabel 7" style:family="text">
      <style:text-properties fo:font-style="italic" style:font-style-asian="italic"/>
    </style:style>
    <style:style style:name="ListLabel_20_8" style:display-name="ListLabel 8" style:family="text">
      <style:text-properties fo:font-style="italic" style:font-style-asian="italic"/>
    </style:style>
    <style:style style:name="ListLabel_20_9" style:display-name="ListLabel 9" style:family="text">
      <style:text-properties fo:font-style="italic" style:font-style-asian="italic"/>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weight="normal" style:font-weight-asian="normal"/>
    </style:style>
    <style:style style:name="ListLabel_20_13" style:display-name="ListLabel 13" style:family="text">
      <style:text-properties fo:font-weight="normal" style:font-weight-asian="normal" style:font-size-complex="10pt" style:font-weight-complex="normal"/>
    </style:style>
    <style:style style:name="ListLabel_20_14" style:display-name="ListLabel 14" style:family="text">
      <style:text-properties fo:color="#1155cc" fo:font-size="9.5pt" fo:background-color="#ffffff" style:font-size-asian="9.5pt" style:font-size-complex="9.5pt"/>
    </style:style>
    <style:style style:name="ListLabel_20_15" style:display-name="ListLabel 15" style:family="text"/>
    <style:style style:name="ListLabel_20_16" style:display-name="ListLabel 16" style:family="text">
      <style:text-properties fo:color="#000000" style:font-name="Times" fo:font-family="Times" style:font-family-generic="roman" style:font-pitch="variable"/>
    </style:style>
    <style:style style:name="ListLabel_20_17" style:display-name="ListLabel 17" style:family="text">
      <style:text-properties fo:background-color="#ffffff"/>
    </style:style>
    <style:style style:name="Endnote_20_anchor" style:display-name="Endnote anchor" style:family="text">
      <style:text-properties style:text-position="super 58%"/>
    </style:style>
    <style:style style:name="Endnote_20_Symbol" style:display-name="Endnote Symbol" style:family="text"/>
    <style:style style:name="ListLabel_20_18" style:display-name="ListLabel 18" style:family="text">
      <style:text-properties fo:font-weight="normal" style:font-weight-asian="normal"/>
    </style:style>
    <style:style style:name="ListLabel_20_19" style:display-name="ListLabel 19" style:family="text">
      <style:text-properties fo:font-style="italic" style:font-style-asian="italic"/>
    </style:style>
    <style:style style:name="ListLabel_20_20" style:display-name="ListLabel 20" style:family="text">
      <style:text-properties fo:font-size="10pt" fo:font-weight="bold" style:font-size-asian="10pt" style:font-weight-asian="bold"/>
    </style:style>
    <style:style style:name="ListLabel_20_21" style:display-name="ListLabel 21" style:family="text">
      <style:text-properties fo:font-size="10pt" fo:font-style="italic" style:font-size-asian="10pt" style:font-style-asian="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text:style-name="ListLabel_20_18" style:num-suffix="." style:num-format="A" style:num-letter-sync="true">
        <style:list-level-properties text:list-level-position-and-space-mode="label-alignment">
          <style:list-level-label-alignment text:label-followed-by="listtab"/>
        </style:list-level-properties>
      </text:outline-level-style>
      <text:outline-level-style text:level="3" text:style-name="ListLabel_20_19" style:num-suffix=")" style:num-format="1">
        <style:list-level-properties text:list-level-position-and-space-mode="label-alignment">
          <style:list-level-label-alignment text:label-followed-by="listtab"/>
        </style:list-level-properties>
      </text:outline-level-style>
      <text:outline-level-style text:level="4" style:num-suffix=")" style:num-format="a" style:num-letter-sync="true">
        <style:list-level-properties text:list-level-position-and-space-mode="label-alignment">
          <style:list-level-label-alignment text:label-followed-by="listtab" fo:text-indent="-1.27cm" fo:margin-left="2.032cm"/>
        </style:list-level-properties>
      </text:outline-level-style>
      <text:outline-level-style text:level="5" style:num-prefix="(" style:num-suffix=")" style:num-format="1">
        <style:list-level-properties text:list-level-position-and-space-mode="label-alignment">
          <style:list-level-label-alignment text:label-followed-by="listtab" fo:text-indent="-1.27cm" fo:margin-left="3.302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text-indent="-1.27cm" fo:margin-left="4.572cm"/>
        </style:list-level-properties>
      </text:outline-level-style>
      <text:outline-level-style text:level="7" style:num-prefix="(" style:num-suffix=")" style:num-format="i">
        <style:list-level-properties text:list-level-position-and-space-mode="label-alignment">
          <style:list-level-label-alignment text:label-followed-by="listtab" fo:text-indent="-1.27cm" fo:margin-left="5.84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text-indent="-1.27cm" fo:margin-left="7.112cm"/>
        </style:list-level-properties>
      </text:outline-level-style>
      <text:outline-level-style text:level="9" style:num-prefix="(" style:num-suffix=")" style:num-format="i">
        <style:list-level-properties text:list-level-position-and-space-mode="label-alignment">
          <style:list-level-label-alignment text:label-followed-by="listtab" fo:text-indent="-1.27cm" fo:margin-left="8.38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19"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21"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style>
    <style:style style:name="MP2"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style:page-layout style:name="Mpm1">
      <style:page-layout-properties fo:page-width="21.59cm" fo:page-height="27.94cm" style:num-format="1" style:print-orientation="portrait" fo:margin-top="0.762cm" fo:margin-bottom="0.762cm" fo:margin-left="1.651cm" fo:margin-right="1.65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778cm" fo:margin-bottom="1.778cm" fo:margin-left="1.651cm" fo:margin-right="1.65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draw:custom-shape text:anchor-type="paragraph" draw:z-index="0" draw:name="Frame4" draw:style-name="Mgr1" draw:text-style-name="MP2" svg:width="0.179cm" svg:height="0.705cm" svg:x="18.108cm" svg:y="0.002cm"><text:p text:style-name="Standard"><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15:20:00</meta:creation-date>
    <meta:initial-creator>Tiffany McKerahan</meta:initial-creator>
    <dc:language>en-IN</dc:language>
    <meta:print-date>2012-08-02T18:53:00</meta:print-date>
    <dc:date>2019-09-10T00:19:27.906822086</dc:date>
    <meta:editing-cycles>8</meta:editing-cycles>
    <dc:subject>IEEE Transactions on Magnetics</dc:subject>
    <dc:title></dc:title>
    <meta:editing-duration>PT18M33S</meta:editing-duration>
    <meta:generator>LibreOffice/6.0.7.3$Linux_X86_64 LibreOffice_project/00m0$Build-3</meta:generator>
    <meta:document-statistic meta:table-count="0" meta:image-count="0" meta:object-count="0" meta:page-count="1" meta:paragraph-count="47" meta:word-count="955" meta:character-count="5251" meta:non-whitespace-character-count="4279"/>
    <meta:user-defined meta:name="AppVersion">15.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ieee_tj_template_17" xlink:href=""/>
  </office:meta>
</office:document-meta>
</file>